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53500003207430AC71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Console" svg:font-family="'Lucida Console'" style:font-family-generic="modern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loext:contextual-spacing="false" fo:margin-top="0in" fo:margin-bottom="0in"/>
    </style:style>
    <style:style style:name="P2" style:family="paragraph" style:parent-style-name="Standard">
      <style:paragraph-properties loext:contextual-spacing="false" fo:margin-top="0in" fo:margin-bottom="0in"/>
      <style:text-properties fo:font-size="18pt" fo:font-weight="bold" style:font-size-asian="18pt" style:font-weight-asian="bold" style:font-size-complex="18pt"/>
    </style:style>
    <style:style style:name="P3" style:family="paragraph" style:parent-style-name="Standard">
      <style:paragraph-properties loext:contextual-spacing="false" fo:margin-top="0in" fo:margin-bottom="0in"/>
      <style:text-properties fo:background-color="#a4c2f4"/>
    </style:style>
    <style:style style:name="P4" style:family="paragraph" style:parent-style-name="Standard">
      <style:paragraph-properties loext:contextual-spacing="false" fo:margin-top="0in" fo:margin-bottom="0in"/>
      <style:text-properties fo:font-weight="bold" style:font-weight-asian="bold"/>
    </style:style>
    <style:style style:name="P5" style:family="paragraph" style:parent-style-name="Standard">
      <style:paragraph-properties loext:contextual-spacing="false" fo:margin-top="0in" fo:margin-bottom="0in" fo:text-align="center" style:justify-single-word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loext:contextual-spacing="false" fo:margin-top="0in" fo:margin-bottom="0in"/>
      <style:text-properties fo:font-size="14pt" fo:font-weight="bold" style:font-size-asian="14pt" style:font-weight-asian="bold" style:font-size-complex="14pt"/>
    </style:style>
    <style:style style:name="P7" style:family="paragraph" style:parent-style-name="Standard" style:master-page-name="Standard">
      <style:paragraph-properties loext:contextual-spacing="false" fo:margin-top="0in" fo:margin-bottom="0in" fo:text-align="center" style:justify-single-word="false" style:page-number="1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margin-top="0in" fo:margin-bottom="0in"/>
      <style:text-properties fo:font-size="14pt" style:font-size-asian="14pt" style:font-size-complex="14pt"/>
    </style:style>
    <style:style style:name="P9" style:family="paragraph" style:parent-style-name="Standard">
      <style:paragraph-properties loext:contextual-spacing="false" fo:margin-top="0in" fo:margin-bottom="0in"/>
      <style:text-properties fo:font-size="10pt" style:font-size-asian="10pt" style:font-size-complex="10pt"/>
    </style:style>
    <style:style style:name="P10" style:family="paragraph" style:parent-style-name="Standard">
      <style:paragraph-properties loext:contextual-spacing="false" fo:margin-top="0in" fo:margin-bottom="0in"/>
      <style:text-properties fo:font-weight="bold" style:font-weight-asian="bold"/>
    </style:style>
    <style:style style:name="P11" style:family="paragraph" style:parent-style-name="Standard" style:list-style-name="WWNum2">
      <style:paragraph-properties loext:contextual-spacing="true" fo:margin-left="0.5in" fo:margin-right="0in" fo:margin-top="0in" fo:margin-bottom="0in" fo:text-indent="-0.25in" style:auto-text-indent="false"/>
      <style:text-properties fo:font-weight="bold" style:font-weight-asian="bold"/>
    </style:style>
    <style:style style:name="P12" style:family="paragraph" style:parent-style-name="Standard" style:list-style-name="WWNum1">
      <style:paragraph-properties loext:contextual-spacing="true" fo:margin-left="0.5in" fo:margin-right="0in" fo:margin-top="0in" fo:margin-bottom="0in" fo:text-indent="-0.25in" style:auto-text-indent="false"/>
      <style:text-properties fo:font-weight="bold" style:font-weight-asian="bold"/>
    </style:style>
    <style:style style:name="P13" style:family="paragraph" style:parent-style-name="Standard">
      <style:paragraph-properties loext:contextual-spacing="false" fo:margin-top="0.0201in" fo:margin-bottom="0.0201in"/>
      <style:text-properties fo:font-size="10pt" style:font-size-asian="10pt" style:font-size-complex="10pt"/>
    </style:style>
    <style:style style:name="P14" style:family="paragraph" style:parent-style-name="Standard">
      <style:paragraph-properties loext:contextual-spacing="false" fo:margin-top="0.0598in" fo:margin-bottom="0.0598in"/>
      <style:text-properties fo:font-size="12pt" fo:font-weight="bold" style:font-size-asian="12pt" style:font-weight-asian="bold" style:font-size-complex="12pt"/>
    </style:style>
    <style:style style:name="P15" style:family="paragraph" style:parent-style-name="Standard" style:list-style-name="WWNum1">
      <style:paragraph-properties loext:contextual-spacing="false" fo:margin-left="0in" fo:margin-right="0in" fo:margin-top="0in" fo:margin-bottom="0in" fo:text-indent="0in" style:auto-text-indent="false"/>
      <style:text-properties fo:font-weight="bold" style:font-weight-asian="bold"/>
    </style:style>
    <style:style style:name="T1" style:family="text">
      <style:text-properties fo:background-color="#a4c2f4" loext:char-shading-value="0"/>
    </style:style>
    <style:style style:name="T2" style:family="text">
      <style:text-properties style:use-window-font-color="true" style:font-name="Arial1" fo:font-weight="bold" style:font-name-asian="Lucida Console" style:font-weight-asian="bold" style:font-name-complex="Lucida Console" style:font-weight-complex="bold"/>
    </style:style>
    <style:style style:name="T3" style:family="text">
      <style:text-properties fo:font-weight="bold" style:font-weight-asian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urso de Diseño de PCBs - CESE</text:p>
      <text:p text:style-name="P5">Hoja de presentación de proyecto</text:p>
      <text:p text:style-name="P1"/>
      <text:p text:style-name="P1"><text:span text:style-name="T1">Nombre corto del proyecto:</text:span> </text:p>
      <text:p text:style-name="P2">EduCiaa Port's Expander </text:p>
      <text:p text:style-name="P1"/>
      <text:p text:style-name="P3">Autor:</text:p>
      <text:p text:style-name="P2">Orlante Mariano Damián</text:p>
      <text:p text:style-name="P2"/>
      <text:p text:style-name="P3">Fecha de este documento:</text:p>
      <text:p text:style-name="P2">15 Mayo de 2017</text:p>
      <text:p text:style-name="P3"/>
      <text:p text:style-name="P3">Licencia:</text:p>
      <text:p text:style-name="P6">BSD</text:p>
      <text:p text:style-name="P1"/>
      <text:p text:style-name="P3">Repositorio de trabajo:</text:p>
      <text:p text:style-name="P8"><text:span text:style-name="T3">https://</text:span><text:span text:style-name="T2">marianoo2001@gitlab.com/marianoo2001/EduCiaaPE.git</text:span></text:p>
      <text:p text:style-name="P9"/>
      <text:p text:style-name="P9"/>
      <text:p text:style-name="P3">Descripción:</text:p>
      <text:p text:style-name="P14">Este circuito implementa un expansor de entradas y salidas digitales, y adaptador de nivel de tensión Low Voltage (3V3) a RS232 para puerto serie. </text:p>
      <text:p text:style-name="P14">Las entradas digitales son del tipo a transistor NPN “sinking” y se activan con tensión de continua externa en el rango de entre 3,5 a 25VDC. <text:s/>Las entradas se pueden activar a través de contactos secos o salidas transistorizadas “sourcing”.</text:p>
      <text:p text:style-name="P14">Las salidas digitales son del tipo a transistor NPN “sinking” a colector abierto. Una salida activada implica que el dispositivo entrega masa a la carga externa. Se deberá alimentar la carga con una tensión de entre 3,5 a 45VDC. alimentará con baterías y podrá usarse en aplicaciones con la EDU-CIAA.</text:p>
      <text:p text:style-name="P13"/>
      <text:p text:style-name="P3">Requisitos del profesor:</text:p>
      <text:p text:style-name="P4"/>
      <text:list xml:id="list2140813760854021237" text:style-name="WWNum2">
        <text:list-item>
          <text:p text:style-name="P11">Licencia BSD.</text:p>
        </text:list-item>
        <text:list-item>
          <text:p text:style-name="P11">Utilizar Kicad 4.0.x. </text:p>
        </text:list-item>
        <text:list-item>
          <text:p text:style-name="P11">Consolidar toda la documentación en forma organizada dentro del directorio de proyecto de KiCad.</text:p>
        </text:list-item>
        <text:list-item>
          <text:p text:style-name="P11">Aplicar una licencia o aclarar el Copyright.</text:p>
        </text:list-item>
        <text:list-item>
          <text:p text:style-name="P11">Considerar en cada caso, los aspectos vistos referente a documentación.</text:p>
        </text:list-item>
        <text:list-item>
          <text:p text:style-name="P11">Realizar diseño jerárquico salvo en circuitos muy pequeños.</text:p>
        </text:list-item>
        <text:list-item>
          <text:p text:style-name="P11">Siempre que sea posible, considerar para los diseños componentes que se consigan en el mercado local.</text:p>
        </text:list-item>
        <text:list-item>
          <text:p text:style-name="P11"><text:soft-page-break/>Se utilizará como proveedor de referencia a Mayer (para las reglas de diseño). </text:p>
        </text:list-item>
        <text:list-item>
          <text:p text:style-name="P11">Placa de dos capas, con componentes SMD, mascara antisoldante, serigrafías y todo realizado sobre soporte de FR4.</text:p>
        </text:list-item>
        <text:list-item>
          <text:p text:style-name="P11">Al menos 8 entradas digitales.</text:p>
        </text:list-item>
        <text:list-item>
          <text:p text:style-name="P11">Al menos 8 salidas digitales.</text:p>
        </text:list-item>
        <text:list-item>
          <text:p text:style-name="P11">Al menos un puerto serie nivel RS232.</text:p>
        </text:list-item>
      </text:list>
      <text:p text:style-name="P4"/>
      <text:p text:style-name="P4"/>
      <text:p text:style-name="P3">Tareas y Alcance:</text:p>
      <text:p text:style-name="P4"/>
      <text:list xml:id="list8496113781094908963" text:style-name="WWNum1">
        <text:list-item>
          <text:p text:style-name="P12">Búsqueda de esquemáticos de referencia. </text:p>
        </text:list-item>
        <text:list-item>
          <text:p text:style-name="P12">Adaptaciones de esquemático. </text:p>
        </text:list-item>
        <text:list-item>
          <text:p text:style-name="P12">Ingreso de esquemático a Kicad. </text:p>
        </text:list-item>
        <text:list-item>
          <text:p text:style-name="P12">Revisión del esquemático por un tercero. </text:p>
        </text:list-item>
        <text:list-item>
          <text:p text:style-name="P12">Cálculo de presupuesto y proveedores de componentes.</text:p>
        </text:list-item>
        <text:list-item>
          <text:p text:style-name="P12">Selección de footprints.</text:p>
        </text:list-item>
        <text:list-item>
          <text:p text:style-name="P12">Ubicación de componentes.</text:p>
        </text:list-item>
        <text:list-item>
          <text:p text:style-name="P12">Ruteo.</text:p>
        </text:list-item>
        <text:list-item>
          <text:p text:style-name="P12">Generación de Gerbers.</text:p>
          <text:p text:style-name="P15"/>
        </text:list-item>
      </text:list>
      <text:p text:style-name="P3">Enlaces:</text:p>
      <text:p text:style-name="P4"><text:a xlink:type="simple" xlink:href="http://www.st.com/content/ccc/resource/technical/document/application_note/38/85/01/85/d2/2d/4d/45/CD00165404.pdf/files/CD00165404.pdf/jcr:content/translations/en.CD00165404.pdf" text:style-name="Internet_20_link" text:visited-style-name="Visited_20_Internet_20_Link">http://www.st.com/content/ccc/resource/technical/document/application_note/38/85/01/85/d2/2d/4d/45/CD00165404.pdf/files/CD00165404.pdf/jcr:content/translations/en.CD00165404.pdf</text:a></text:p>
      <text:p text:style-name="P4"/>
      <text:p text:style-name="P4"/>
      <text:p text:style-name="P4"/>
      <text:p text:style-name="P3">Imágenes:</text:p>
      <text:p text:style-name="P4"/>
      <text:p text:style-name="P4"><draw:frame draw:style-name="fr1" draw:name="gráficos1" text:anchor-type="paragraph" svg:width="5.7091in" svg:height="2.2929in" draw:z-index="0"><draw:image xlink:href="Pictures/200000070000753500003207430AC714.svm" xlink:type="simple" xlink:show="embed" xlink:actuate="onLoad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Console" svg:font-family="'Lucida Console'" style:font-family-generic="modern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n" fo:country="US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loext:contextual-spacing="false" fo:margin-left="0in" fo:margin-right="0in" fo:margin-top="0in" fo:margin-bottom="0in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Caladea" fo:font-size="14pt" style:font-name-asian="Caladea1" style:font-size-asian="14pt" style:font-name-complex="Caladea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true"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true"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true"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true"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true"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true"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true" fo:margin-top="0in" fo:margin-bottom="0.0417in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true" fo:margin-top="0in" fo:margin-bottom="0.222in" fo:line-height="100%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dc:date>2017-05-16T00:48:12.23</dc:date>
    <dc:creator>DELL </dc:creator>
    <meta:editing-duration>PT4H1M14S</meta:editing-duration>
    <meta:editing-cycles>6</meta:editing-cycles>
    <meta:document-statistic meta:table-count="0" meta:image-count="1" meta:object-count="0" meta:page-count="2" meta:paragraph-count="42" meta:word-count="325" meta:character-count="2217"/>
  </office:meta>
</office:document-meta>
</file>